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 style:list-style-name=""/>
    <style:style style:name="P2" style:family="paragraph" style:parent-style-name="Heading_20_2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aller de processing primera pantalla 2014</text:h>
      <text:h text:style-name="Heading_20_2" text:outline-level="2">Primeros pasos</text:h>
      <text:p text:style-name="Text_20_body">Vamos explicando los pasos uno por uno, con ayuda de sketchpad.</text:p>
      <text:h text:style-name="Heading_20_3" text:outline-level="3">Dibujamos una línea desde 0,0 hasta 100,100.</text:h>
      <text:p text:style-name="codigo">line(0,0,100,100);</text:p>
      <text:h text:style-name="Heading_20_3" text:outline-level="3">Estructura básica de un programa</text:h>
      <text:p text:style-name="codigo">void setup(){</text:p>
      <text:p text:style-name="codigo"><text:s text:c="2"/>size(300,300);</text:p>
      <text:p text:style-name="codigo">}</text:p>
      <text:p text:style-name="codigo">void draw(){</text:p>
      <text:p text:style-name="codigo"><text:s text:c="2"/>line(0,0,300,300);</text:p>
      <text:p text:style-name="codigo">}</text:p>
      <text:h text:style-name="Heading_20_3" text:outline-level="3">Línea hasta la posición del ratón</text:h>
      <text:p text:style-name="codigo"><text:bookmark-start text:name="__DdeLink__31_279822651"/>void setup(){</text:p>
      <text:p text:style-name="codigo"><text:s text:c="2"/>size(300,300);</text:p>
      <text:p text:style-name="codigo">}</text:p>
      <text:p text:style-name="codigo">void draw(){</text:p>
      <text:p text:style-name="codigo"><text:s text:c="2"/>line(0,0,mouseX,mouseY);</text:p>
      <text:p text:style-name="codigo">}<text:bookmark-end text:name="__DdeLink__31_279822651"/></text:p>
      <text:h text:style-name="Heading_20_3" text:outline-level="3">Dibujar un circulo en la posición del ratón</text:h>
      <text:p text:style-name="Text_20_body">Presentar la funcion ellipse(x,y,ancho,alto).</text:p>
      <text:p text:style-name="codigo">void setup(){</text:p>
      <text:p text:style-name="codigo"><text:s text:c="2"/>size(300,300);</text:p>
      <text:p text:style-name="codigo"><text:s text:c="2"/>noStroke(); // no pintamos linea de contorno</text:p>
      <text:p text:style-name="codigo">}</text:p>
      <text:p text:style-name="codigo">void draw(){</text:p>
      <text:p text:style-name="codigo"><text:s text:c="2"/>background(255); // borra todo y fondo en blanco</text:p>
      <text:p text:style-name="codigo"><text:s text:c="2"/>fill(255,0,0); // color para relleno rojo</text:p>
      <text:p text:style-name="codigo"><text:s text:c="2"/>ellipse(mouseX,mouseY,10,10);</text:p>
      <text:p text:style-name="codigo">}</text:p>
      <text:h text:style-name="Heading_20_2" text:outline-level="2">Fondo contínuo que va pasando</text:h>
      <text:p text:style-name="Text_20_body">Al terminar tendremos un fondo que irá pasando de forma contínua</text:p>
      <text:h text:style-name="Heading_20_3" text:outline-level="3">Elipse que va de derecha a izquierda</text:h>
      <text:p text:style-name="Text_20_body">Introducimos el concepto de variable. Almacenamos en la variable fondoX la posición en la coordenada X del fondo. Inicialmente será un círculo.</text:p>
      <text:p text:style-name="codigo">int fondoX;</text:p>
      <text:p text:style-name="codigo">void setup(){</text:p>
      <text:p text:style-name="codigo"><text:s text:c="2"/>size(300,300);</text:p>
      <text:p text:style-name="codigo"><text:s text:c="2"/>noStroke();</text:p>
      <text:p text:style-name="codigo"><text:s text:c="2"/>fondoX = width;</text:p>
      <text:p text:style-name="codigo">}</text:p>
      <text:p text:style-name="codigo">void draw(){</text:p>
      <text:p text:style-name="codigo"><text:s text:c="2"/>background(255);</text:p>
      <text:p text:style-name="codigo"><text:s text:c="2"/>fill(255,0,0);</text:p>
      <text:p text:style-name="codigo"><text:s text:c="2"/>ellipse(fondoX,50,10,10);</text:p>
      <text:p text:style-name="codigo"><text:s text:c="2"/>fondoX = fondoX - 1;</text:p>
      <text:p text:style-name="codigo">}</text:p>
      <text:h text:style-name="Heading_20_3" text:outline-level="3"><text:soft-page-break/>Cuando desaparece por la izquierda reaparece por la derecha</text:h>
      <text:p text:style-name="Text_20_body">Introducimos el bucle condicional. Cuando el valor de fondoX es cero lo cambiamos por la anchura de la pantalla.</text:p>
      <text:p text:style-name="codigo">int fondoX;</text:p>
      <text:p text:style-name="codigo">void setup(){</text:p>
      <text:p text:style-name="codigo"><text:s text:c="2"/>size(300,300);</text:p>
      <text:p text:style-name="codigo"><text:s text:c="2"/>noStroke();</text:p>
      <text:p text:style-name="codigo"><text:s text:c="2"/>fondoX = width;</text:p>
      <text:p text:style-name="codigo">}</text:p>
      <text:p text:style-name="codigo">void draw(){</text:p>
      <text:p text:style-name="codigo"><text:s text:c="2"/>background(255);</text:p>
      <text:p text:style-name="codigo"><text:s text:c="2"/>fill(255,0,0);</text:p>
      <text:p text:style-name="codigo"><text:s text:c="2"/>ellipse(fondoX,50,10,10);</text:p>
      <text:p text:style-name="codigo"><text:s text:c="2"/>fondoX = fondoX – 1;</text:p>
      <text:p text:style-name="codigo"><text:s text:c="2"/>if (fondoX &lt; 0){</text:p>
      <text:p text:style-name="codigo"><text:s text:c="4"/>fondoX = width;</text:p>
      <text:p text:style-name="codigo"><text:s text:c="2"/>}</text:p>
      <text:p text:style-name="codigo">}</text:p>
      <text:h text:style-name="Heading_20_3" text:outline-level="3">Ahora ponemos la imagen de fondo</text:h>
      <text:p text:style-name="Text_20_body">Cambiamos el círculo por el fondo. Para colocar una imagen primero tenemos que añadir la imagen al sketch. Luego lo cargamos en una variable de imagen en setup y la colocamos con la funcion image(). Tenemos que pintar dos veces la imagen, para que no salga cortada (explicarlo con la diapositiva).</text:p>
      <text:p text:style-name="codigo">int fondoX;</text:p>
      <text:p text:style-name="codigo">PImage fondo;</text:p>
      <text:p text:style-name="codigo"/>
      <text:p text:style-name="codigo">void setup(){</text:p>
      <text:p text:style-name="codigo"><text:s text:c="2"/>size(200,225);</text:p>
      <text:p text:style-name="codigo"><text:s text:c="2"/>smooth();</text:p>
      <text:p text:style-name="codigo"><text:s text:c="2"/>fondoX = 0;</text:p>
      <text:p text:style-name="codigo"><text:s text:c="2"/>fondo = loadImage("fondo1.jpg");</text:p>
      <text:p text:style-name="codigo">}</text:p>
      <text:p text:style-name="codigo">void draw(){</text:p>
      <text:p text:style-name="codigo"><text:s text:c="2"/>background(255);</text:p>
      <text:p text:style-name="codigo"><text:s text:c="2"/>image(fondo,fondoX,0);</text:p>
      <text:p text:style-name="codigo"><text:s text:c="2"/>image(fondo,fondoX+600,0);</text:p>
      <text:p text:style-name="codigo"><text:s text:c="2"/>fondoX = fondoX - 1;</text:p>
      <text:p text:style-name="codigo"><text:s text:c="2"/>if (fondoX &lt; -600){</text:p>
      <text:p text:style-name="codigo"><text:s text:c="4"/>fondoX = 0;</text:p>
      <text:p text:style-name="codigo"><text:s text:c="2"/>}</text:p>
      <text:p text:style-name="codigo">}</text:p>
      <text:h text:style-name="P1" text:outline-level="2"/>
      <text:h text:style-name="P2" text:outline-level="2">Fondo que se va moviendo según el personaje avanza</text:h>
      <text:p text:style-name="Text_20_body">Vamos a aprender a leer el teclado. Nos servirá para mover el fondo mientras mantenemos al personaje en el centro de la pantalla, creando la sensación de movimiento.</text:p>
      <text:h text:style-name="Heading_20_3" text:outline-level="3">Fondo con un cubo de personaje</text:h>
      <text:p text:style-name="codigo">int fondoX;</text:p>
      <text:p text:style-name="codigo">PImage fondo;</text:p>
      <text:p text:style-name="codigo"/>
      <text:p text:style-name="codigo">void setup(){</text:p>
      <text:p text:style-name="codigo"><text:s text:c="2"/>size(200,200);</text:p>
      <text:p text:style-name="codigo"><text:s text:c="2"/>smooth();</text:p>
      <text:p text:style-name="codigo"><text:s text:c="2"/>fondoX = 0;</text:p>
      <text:p text:style-name="codigo"><text:s text:c="2"/>fondo = loadImage("fondo2.jpg");</text:p>
      <text:p text:style-name="codigo">}</text:p>
      <text:p text:style-name="codigo">void draw(){</text:p>
      <text:p text:style-name="codigo"><text:s text:c="2"/>background(255);</text:p>
      <text:p text:style-name="codigo"><text:s text:c="2"/>image(fondo,fondoX,0); //pintamos el fondo</text:p>
      <text:p text:style-name="codigo"><text:s text:c="2"/>rectMode(CENTER);</text:p>
      <text:p text:style-name="codigo"><text:s text:c="2"/>rect(width/2,160,20,20);</text:p>
      <text:p text:style-name="codigo"><text:s text:c="2"/>if (fondoX &gt; 0){</text:p>
      <text:p text:style-name="codigo"><text:s text:c="4"/>fondoX = 0;</text:p>
      <text:p text:style-name="codigo"><text:s text:c="2"/>}</text:p>
      <text:p text:style-name="codigo"><text:s text:c="2"/>if (fondoX &lt; -714){</text:p>
      <text:p text:style-name="codigo"><text:s text:c="4"/>fondoX = -714;</text:p>
      <text:p text:style-name="codigo"><text:s text:c="2"/>}</text:p>
      <text:p text:style-name="codigo">}</text:p>
      <text:p text:style-name="codigo">void keyPressed(){</text:p>
      <text:p text:style-name="codigo"><text:s text:c="2"/>if (key=='a'){</text:p>
      <text:p text:style-name="codigo"><text:s text:c="4"/>fondoX = fondoX + 2;</text:p>
      <text:p text:style-name="codigo"><text:s text:c="2"/>}</text:p>
      <text:p text:style-name="codigo"><text:s text:c="4"/>if (key=='d'){</text:p>
      <text:p text:style-name="codigo"><text:s text:c="4"/>fondoX = fondoX - 2;</text:p>
      <text:p text:style-name="codigo"><text:s text:c="2"/>}</text:p>
      <text:p text:style-name="codigo">}</text:p>
      <text:p text:style-name="codigo"/>
      <text:h text:style-name="Heading_20_3" text:outline-level="3">Fondo con personaje que cambia de lado</text:h>
      <text:p text:style-name="codigo">int fondoX;</text:p>
      <text:p text:style-name="codigo">PImage fondo, perAv, perRet;</text:p>
      <text:p text:style-name="codigo">boolean avanzar = true;</text:p>
      <text:p text:style-name="codigo"/>
      <text:p text:style-name="codigo">void setup(){</text:p>
      <text:p text:style-name="codigo"><text:s text:c="2"/>size(200,200);</text:p>
      <text:p text:style-name="codigo"><text:s text:c="2"/>smooth();</text:p>
      <text:p text:style-name="codigo"><text:s text:c="2"/>fondoX = 0;</text:p>
      <text:p text:style-name="codigo"><text:s text:c="2"/>fondo = loadImage("fondo2.jpg");</text:p>
      <text:p text:style-name="codigo"><text:s text:c="2"/>perAv = loadImage("personaje1.png");</text:p>
      <text:p text:style-name="codigo"><text:s text:c="2"/>perRet = loadImage("personaje1b.png");</text:p>
      <text:p text:style-name="codigo">}</text:p>
      <text:p text:style-name="codigo">void draw(){</text:p>
      <text:p text:style-name="codigo"><text:s text:c="2"/>background(255);</text:p>
      <text:p text:style-name="codigo"><text:s text:c="2"/>imageMode(CORNER);</text:p>
      <text:p text:style-name="codigo"><text:s text:c="2"/>image(fondo,fondoX,0); //pintamos el fondo</text:p>
      <text:p text:style-name="codigo"><text:s text:c="2"/>imageMode(CENTER);</text:p>
      <text:p text:style-name="codigo"><text:soft-page-break/><text:s text:c="2"/>if (avanzar) {</text:p>
      <text:p text:style-name="codigo"><text:s text:c="4"/>image(perAv,width/2,160);</text:p>
      <text:p text:style-name="codigo"><text:s text:c="2"/>} else {</text:p>
      <text:p text:style-name="codigo"><text:s text:c="4"/>image(perRet,width/2,160);</text:p>
      <text:p text:style-name="codigo"><text:s text:c="2"/>}</text:p>
      <text:p text:style-name="codigo"><text:s text:c="2"/>if (fondoX &gt; 0){</text:p>
      <text:p text:style-name="codigo"><text:s text:c="4"/>fondoX = 0;</text:p>
      <text:p text:style-name="codigo"><text:s text:c="2"/>}</text:p>
      <text:p text:style-name="codigo"><text:s text:c="2"/>if (fondoX &lt; -714){</text:p>
      <text:p text:style-name="codigo"><text:s text:c="4"/>fondoX = -714;</text:p>
      <text:p text:style-name="codigo"><text:s text:c="2"/>}</text:p>
      <text:p text:style-name="codigo">}</text:p>
      <text:p text:style-name="codigo">void keyPressed(){</text:p>
      <text:p text:style-name="codigo"><text:s text:c="2"/>if (key=='a'){</text:p>
      <text:p text:style-name="codigo"><text:s text:c="4"/>fondoX = fondoX + 2;</text:p>
      <text:p text:style-name="codigo"><text:s text:c="4"/>avanzar = false;</text:p>
      <text:p text:style-name="codigo"><text:s text:c="2"/>}</text:p>
      <text:p text:style-name="codigo"><text:s text:c="4"/>if (key=='d'){</text:p>
      <text:p text:style-name="codigo"><text:s text:c="4"/>fondoX = fondoX - 2;</text:p>
      <text:p text:style-name="codigo"><text:s text:c="4"/>avanzar = true;</text:p>
      <text:p text:style-name="codigo"><text:s text:c="2"/>}</text:p>
      <text:p text:style-name="codigo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="100%" fo:margin-left="2cm" fo:margin-right="0cm" fo:margin-top="0cm" fo:margin-bottom="0.212cm" fo:text-indent="0cm" style:auto-text-indent="false"/>
    </style:style>
    <style:style style:name="List" style:family="paragraph" style:parent-style-name="Text_20_body" style:class="list">
      <style:text-properties style:font-name="Arial"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cm" fo:margin-bottom="0.199cm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99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codigo" style:family="paragraph" style:parent-style-name="Text_20_body">
      <style:paragraph-properties fo:margin="100%" fo:margin-left="1.499cm" fo:margin-right="0cm" fo:margin-top="0cm" fo:margin-bottom="0cm" fo:text-indent="0cm" style:auto-text-indent="false"/>
      <style:text-properties style:font-name="Liberation Mono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76cm" fo:margin-right="0cm" fo:margin-top="0.101cm" fo:margin-bottom="0.101cm" fo:text-indent="0cm" style:auto-text-indent="false"/>
      <style:text-properties fo:font-size="12pt" fo:font-weight="bold" style:font-size-asian="14pt" style:font-weight-asian="bold" style:font-size-complex="14pt" style:font-weight-complex="60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íctor Manuel Sánchez Artigas</meta:initial-creator>
    <meta:creation-date>2014-12-26T17:00:55</meta:creation-date>
    <dc:date>2014-12-26T18:48:32</dc:date>
    <dc:creator>Víctor Manuel Sánchez Artigas</dc:creator>
    <meta:editing-duration>PT1H35M27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4" meta:paragraph-count="152" meta:word-count="506" meta:character-count="3436" meta:non-whitespace-character-count="2878"/>
  </office:meta>
</office:document-meta>
</file>